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Lohit Hindi" svg:font-family="'Lohit Hind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3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2.179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outline1">
      <style:graphic-properties fo:min-height="11.929cm"/>
    </style:style>
    <style:style style:name="co1" style:family="table-column">
      <style:table-column-properties style:column-width="12.6cm" style:use-optimal-column-width="false"/>
    </style:style>
    <style:style style:name="ro1" style:family="table-row">
      <style:table-row-properties style:row-height="0cm"/>
    </style:style>
    <style:style style:name="ce1" style:family="table-cell">
      <style:graphic-properties style:repeat="repeat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3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Aula 2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list text:style-name="L2">
              <text:list-item>
                <text:p text:style-name="P1">Conceitos básicos das linguagens envolvidas em programação para web </text:p>
              </text:list-item>
              <text:list-item>
                <text:p text:style-name="P1">Os conceitos básicos de Python (30 minutos)</text:p>
              </text:list-item>
              <text:list-item>
                <text:p text:style-name="P1">Consultas DAL/SQL (15 minutos) </text:p>
              </text:list-item>
              <text:list-item>
                <text:p text:style-name="P1">Html (15 minutos)</text:p>
              </text:list-item>
              <text:list-item>
                <text:p text:style-name="P1">Css (15 minutos)</text:p>
              </text:list-item>
              <text:list-item>
                <text:p text:style-name="P1">Javascript (15 minutos)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Camadas da programaçã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<text:span text:style-name="T1">O desenvolvimento de um sistema para internet ocorre em camadas. O resultado final é a geração de html, javascript e css para serem interpretados pelos navegadores web. O web2py permite que você desenvolva as funcionalidades do seu programa/sistema, sem necessariamente conhecer muito dessas três especificações web. Mas permite que você customize o que quiser, se necessário. Para ser um bom designer web, no entanto, é essencial conhecê-las profundamente. Nosso curso vai apresentar apenas os conceitos básicos, para que você não se sinta perdido, e busque aprofundar-se posteriormente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Camadas de programação</text:p>
          </draw:text-box>
        </draw:frame>
        <draw:frame draw:style-name="standard" draw:layer="layout" svg:width="25.199cm" svg:height="12.792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"/>
                <text:p text:style-name="P2">css</text:p>
              </table:table-cell>
              <table:table-cell>
                <text:p text:style-name="P2"/>
                <text:p text:style-name="P2">Javascript</text:p>
              </table:table-cell>
            </table:table-row>
            <table:table-row table:style-name="ro1" table:default-cell-style-name="ce1">
              <table:table-cell table:number-columns-spanned="2">
                <text:p text:style-name="P2"/>
                <text:p text:style-name="P2">Html</text:p>
              </table:table-cell>
              <table:covered-table-cell/>
            </table:table-row>
            <table:table-row table:style-name="ro1" table:default-cell-style-name="ce1">
              <table:table-cell table:number-columns-spanned="2">
                <text:p text:style-name="P2">Web2py (framework)/DAL</text:p>
              </table:table-cell>
              <table:covered-table-cell/>
            </table:table-row>
            <table:table-row table:style-name="ro1" table:default-cell-style-name="ce1">
              <table:table-cell table:number-columns-spanned="2">
                <text:p text:style-name="P2">Python (linguagem de programação)</text:p>
              </table:table-cell>
              <table:covered-table-cell/>
            </table:table-row>
            <table:table-row table:style-name="ro1" table:default-cell-style-name="ce1">
              <table:table-cell table:number-columns-spanned="2">
                <text:p text:style-name="P2">Sistema operacional</text:p>
              </table:table-cell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2" svg:font-family="'Lohit Hindi'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Lohit Hindi" svg:font-family="'Lohit Hind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3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3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Lohit Hindi" style:font-family-asian="'Lohit Hindi'" style:font-pitch-asian="variable" style:font-size-asian="12pt" style:language-asian="hi" style:country-asian="IN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o_20_préformatado" style:display-name="Texto préformatado" style:family="graphic">
      <style:paragraph-properties fo:margin-top="0cm" fo:margin-bottom="0cm" style:text-autospace="none"/>
      <style:text-properties style:font-name="DejaVu Sans Mono" fo:font-family="'DejaVu Sans Mono'" style:font-family-generic="modern" style:font-pitch="fixed" fo:font-size="10pt" style:font-name-asian="Lohit Hindi1" style:font-family-asian="'Lohit Hindi'" style:font-family-generic-asian="modern" style:font-pitch-asian="fixed" style:font-size-asian="10pt"/>
    </style:style>
    <style:style style:name="Conteúdo_20_da_20_tabela" style:display-name="Conteúdo da tabela" style:family="graphic">
      <style:paragraph-properties style:text-autospace="none"/>
    </style:style>
    <style:style style:name="Índice" style:family="graphic">
      <style:paragraph-properties style:text-autospace="none"/>
      <style:text-properties style:font-name-asian="Lohit Hindi2" style:font-family-asian="'Lohit Hindi'"/>
    </style:style>
    <style:style style:name="Legenda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a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Título_20_de_20_tabela" style:display-name="Título de tabe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3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3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3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3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3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0T09:36:41.557531109</meta:creation-date>
    <dc:date>2014-03-20T09:43:39.615385624</dc:date>
    <meta:editing-duration>P0D</meta:editing-duration>
    <meta:editing-cycles>1</meta:editing-cycles>
    <meta:document-statistic meta:object-count="33"/>
    <meta:generator>LibreOffice/4.1.3.2$Linux_X86_64 LibreOffice_project/410m0$Build-2</meta:generator>
  </office:meta>
</office:document-meta>
</file>